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9812" officeooo:paragraph-rsid="00139812"/>
    </style:style>
    <style:style style:name="P2" style:family="paragraph" style:parent-style-name="Standard">
      <style:text-properties officeooo:rsid="0014b3b2" officeooo:paragraph-rsid="0014b3b2"/>
    </style:style>
    <style:style style:name="P3" style:family="paragraph" style:parent-style-name="Standard">
      <style:text-properties officeooo:rsid="00157203" officeooo:paragraph-rsid="00157203"/>
    </style:style>
    <style:style style:name="P4" style:family="paragraph" style:parent-style-name="Standard">
      <style:text-properties officeooo:rsid="0014b3b2" officeooo:paragraph-rsid="0014b3b2"/>
    </style:style>
    <style:style style:name="P5" style:family="paragraph" style:parent-style-name="Standard">
      <style:text-properties officeooo:rsid="001e3f2c" officeooo:paragraph-rsid="001e3f2c"/>
    </style:style>
    <style:style style:name="P6" style:family="paragraph" style:parent-style-name="Standard">
      <style:text-properties officeooo:rsid="00157203" officeooo:paragraph-rsid="00157203"/>
    </style:style>
    <style:style style:name="P7" style:family="paragraph" style:parent-style-name="Standard">
      <style:text-properties officeooo:rsid="00157203" officeooo:paragraph-rsid="001e79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l -X POST \</text:p>
      <text:p text:style-name="P1"><text:s text:c="2"/>'http://localhost:3000/api/v1/sessions?email=tayeseer%40hotmail.com&amp;password=tayseer123' \</text:p>
      <text:p text:style-name="P1"><text:s text:c="2"/>-H 'cache-control: no-cache' \</text:p>
      <text:p text:style-name="P1"><text:s text:c="2"/>-H 'postman-token: 1f78fae3-15e3-fe9c-75c5-558ba29858d0'</text:p>
      <text:p text:style-name="P1"/>
      <text:p text:style-name="P1">response:</text:p>
      <text:p text:style-name="P1">{</text:p>
      <text:p text:style-name="P1"><text:s text:c="4"/>"driver": {</text:p>
      <text:p text:style-name="P1"><text:s text:c="8"/>"id": 1,</text:p>
      <text:p text:style-name="P1"><text:s text:c="8"/>"name": "Tayseer",</text:p>
      <text:p text:style-name="P1"><text:s text:c="8"/>"email": "tayeseer@hotmail.com",</text:p>
      <text:p text:style-name="P1"><text:s text:c="8"/>"auth_token": "H1WPpw5xDFvK6sk6t5c2CauP",</text:p>
      <text:p text:style-name="P1"><text:s text:c="8"/>"created_at": "2019-11-05T11:49:59.723Z"</text:p>
      <text:p text:style-name="P1"><text:s text:c="4"/>}</text:p>
      <text:p text:style-name="P1">}</text:p>
      <text:p text:style-name="P1"/>
      <text:p text:style-name="P1"/>
      <text:p text:style-name="P1"/>
      <text:p text:style-name="P2">curl -X POST \</text:p>
      <text:p text:style-name="P2"><text:s text:c="2"/>http://localhost:3000/api/v1/trips \</text:p>
      <text:p text:style-name="P2"><text:s text:c="2"/>-H 'cache-control: no-cache' \</text:p>
      <text:p text:style-name="P2"><text:s text:c="2"/>-H 'content-type: multipart/form-data; boundary=----WebKitFormBoundary7MA4YWxkTrZu0gW' \</text:p>
      <text:p text:style-name="P2"><text:s text:c="2"/>-H 'postman-token: c520acc3-ba72-d5ed-a13d-0236be1077a3' \</text:p>
      <text:p text:style-name="P2"><text:s text:c="2"/>-H 'token: XYYP1j9xuwbrLa5Y37G5hHWp' \</text:p>
      <text:p text:style-name="P2"><text:s text:c="2"/>-F bus_id=1 \</text:p>
      <text:p text:style-name="P2"><text:s text:c="2"/>-F start_location=maskan</text:p>
      <text:p text:style-name="P2"/>
      <text:p text:style-name="P2">{</text:p>
      <text:p text:style-name="P2"><text:s text:c="4"/>"trip": {</text:p>
      <text:p text:style-name="P2"><text:s text:c="8"/>"id": 1,</text:p>
      <text:p text:style-name="P2"><text:s text:c="8"/>"bus_code": "abc123",</text:p>
      <text:p text:style-name="P2"><text:s text:c="8"/>"driver_name": "Tayseer",</text:p>
      <text:p text:style-name="P2"><text:s text:c="8"/>"start_time": "2019-11-05T19:19:41.117Z",</text:p>
      <text:p text:style-name="P2"><text:s text:c="8"/>"end_time": null,</text:p>
      <text:p text:style-name="P2"><text:s text:c="8"/>"start_location": "maskan",</text:p>
      <text:p text:style-name="P2"><text:s text:c="8"/>"end_location": null,</text:p>
      <text:p text:style-name="P2"><text:s text:c="8"/>"created_at": "2019-11-05T19:19:41.140Z"</text:p>
      <text:p text:style-name="P2"><text:s text:c="4"/>}</text:p>
      <text:p text:style-name="P2"/>
      <text:p text:style-name="P2">}</text:p>
      <text:p text:style-name="P2"/>
      <text:p text:style-name="P5">delete</text:p>
      <text:p text:style-name="P5">curl -X DELETE \</text:p>
      <text:p text:style-name="P5"><text:s text:c="2"/>http://localhost:3000/api/v1/trips/2 \</text:p>
      <text:p text:style-name="P5"><text:s text:c="2"/>-H 'cache-control: no-cache' \</text:p>
      <text:p text:style-name="P5"><text:s text:c="2"/>-H 'content-type: multipart/form-data; boundary=----WebKitFormBoundary7MA4YWxkTrZu0gW' \</text:p>
      <text:p text:style-name="P5"><text:s text:c="2"/>-H 'postman-token: 46732e04-e3dc-0b43-f608-18aad8f93680' \</text:p>
      <text:p text:style-name="P5"><text:s text:c="2"/>-H 'token: bgZ6mtjDqSkNjxYB9vshK7yg' \</text:p>
      <text:p text:style-name="P5"><text:s text:c="2"/>-F bus_id=1 \</text:p>
      <text:p text:style-name="P5"><text:s text:c="2"/>-F start_location=october</text:p>
      <text:p text:style-name="P5"><text:soft-page-break/>response:</text:p>
      <text:p text:style-name="P5">{</text:p>
      <text:p text:style-name="P5"><text:s text:c="4"/>"message": "success"</text:p>
      <text:p text:style-name="P5">}</text:p>
      <text:p text:style-name="P2"/>
      <text:p text:style-name="P3">mark trip completed</text:p>
      <text:p text:style-name="P3">curl -X PATCH \</text:p>
      <text:p text:style-name="P3"><text:s text:c="2"/>http://localhost:3000/api/v1/trips/1/mark_completed \</text:p>
      <text:p text:style-name="P3"><text:s text:c="2"/>-H 'cache-control: no-cache' \</text:p>
      <text:p text:style-name="P3"><text:s text:c="2"/>-H 'content-type: multipart/form-data; boundary=----WebKitFormBoundary7MA4YWxkTrZu0gW' \</text:p>
      <text:p text:style-name="P3"><text:s text:c="2"/>-H 'postman-token: 6834aeef-039c-2fa1-a479-c420b54c9dd5' \</text:p>
      <text:p text:style-name="P3"><text:s text:c="2"/>-H 'token: KboetbAiLgnHRVZeswMxiVVa' \</text:p>
      <text:p text:style-name="P3"><text:s text:c="2"/>-F bus_id=1 \</text:p>
      <text:p text:style-name="P3"><text:s text:c="2"/>-F start_location=maskan \</text:p>
      <text:p text:style-name="P3"><text:s text:c="2"/>-F 'end_location=fifth settelment'</text:p>
      <text:p text:style-name="P3"/>
      <text:p text:style-name="P3">response : </text:p>
      <text:p text:style-name="P3">{</text:p>
      <text:p text:style-name="P3"><text:s text:c="4"/>"message": "success"</text:p>
      <text:p text:style-name="P3">}</text:p>
      <text:p text:style-name="P3"/>
      <text:p text:style-name="P5">trip locations</text:p>
      <text:p text:style-name="P5">curl -X POST \</text:p>
      <text:p text:style-name="P5"><text:s text:c="2"/>http://localhost:3000/api/v1/trips/1/trip_locations \</text:p>
      <text:p text:style-name="P5"><text:s text:c="2"/>-H 'cache-control: no-cache' \</text:p>
      <text:p text:style-name="P5"><text:s text:c="2"/>-H 'content-type: multipart/form-data; boundary=----WebKitFormBoundary7MA4YWxkTrZu0gW' \</text:p>
      <text:p text:style-name="P5"><text:s text:c="2"/>-H 'postman-token: f6b01bbc-ec3a-85c8-f2cf-c66d1b01c2c7' \</text:p>
      <text:p text:style-name="P5"><text:s text:c="2"/>-H 'token: bgZ6mtjDqSkNjxYB9vshK7yg' \</text:p>
      <text:p text:style-name="P5"><text:s text:c="2"/>-F current_location=abbaseya</text:p>
      <text:p text:style-name="P5"/>
      <text:p text:style-name="P7">response : </text:p>
      <text:p text:style-name="P7">{</text:p>
      <text:p text:style-name="P7"><text:s text:c="4"/>"message": "success"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4:43:10.641655214</meta:creation-date>
    <meta:editing-duration>PT1M28S</meta:editing-duration>
    <meta:editing-cycles>2</meta:editing-cycles>
    <meta:generator>LibreOffice/5.1.6.2$Linux_X86_64 LibreOffice_project/10m0$Build-2</meta:generator>
    <dc:date>2019-11-18T16:04:19.613359402</dc:date>
    <meta:document-statistic meta:table-count="0" meta:image-count="0" meta:object-count="0" meta:page-count="2" meta:paragraph-count="73" meta:word-count="190" meta:character-count="2165" meta:non-whitespace-character-count="1856"/>
  </office:meta>
</office:document-meta>
</file>